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Calibri, Verdana, Geneva, sans-serif"/>
    <style:font-face style:name="Verdana" svg:font-family="Verdana, Arial, Tahoma, Calibri,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8309" officeooo:paragraph-rsid="00058309"/>
    </style:style>
    <style:style style:name="P2" style:family="paragraph" style:parent-style-name="Standard">
      <style:text-properties officeooo:rsid="00058309" officeooo:paragraph-rsid="00058309" fo:background-color="#ffff66"/>
    </style:style>
    <style:style style:name="P3" style:family="paragraph" style:parent-style-name="Standard">
      <style:text-properties officeooo:rsid="0005c393" officeooo:paragraph-rsid="0005c393"/>
    </style:style>
    <style:style style:name="P4" style:family="paragraph" style:parent-style-name="Standard">
      <style:text-properties officeooo:rsid="0005c393" officeooo:paragraph-rsid="00072fc0"/>
    </style:style>
    <style:style style:name="P5" style:family="paragraph" style:parent-style-name="Standard">
      <style:text-properties officeooo:rsid="00072fc0" officeooo:paragraph-rsid="00072fc0"/>
    </style:style>
    <style:style style:name="P6" style:family="paragraph" style:parent-style-name="Heading_20_2">
      <style:text-properties fo:font-variant="normal" fo:text-transform="none" fo:color="#333333" style:font-name="Tahoma" fo:font-size="8.39999961853027pt" fo:letter-spacing="normal" fo:font-style="normal" fo:font-weight="bold" officeooo:rsid="00058309" officeooo:paragraph-rsid="00058309"/>
    </style:style>
    <style:style style:name="P7" style:family="paragraph" style:parent-style-name="Quotations">
      <style:paragraph-properties fo:margin-left="0cm" fo:margin-right="0cm" fo:margin-top="0cm" fo:margin-bottom="0cm" loext:contextual-spacing="false" fo:text-indent="0cm" style:auto-text-indent="false" fo:padding="0cm" fo:border="none"/>
      <style:text-properties loext:padding="0cm" loext:border="none"/>
    </style:style>
    <style:style style:name="T1" style:family="text">
      <style:text-properties fo:background-color="#ffff66" loext:char-shading-value="0"/>
    </style:style>
    <style:style style:name="T2" style:family="text">
      <style:text-properties fo:background-color="#ffff66" loext:char-shading-value="0"/>
    </style:style>
    <style:style style:name="T3" style:family="text">
      <style:text-properties officeooo:rsid="0005b344"/>
    </style:style>
    <style:style style:name="T4" style:family="text">
      <style:text-properties officeooo:rsid="0005c393"/>
    </style:style>
    <style:style style:name="T5" style:family="text">
      <style:text-properties officeooo:rsid="00072fc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roject 1 </text:p>
      <text:p text:style-name="P1"/>
      <text:h text:style-name="P6" text:outline-level="2">Re: could you please any one explain what is PDK(prosess design kits ) in vlsi ?</text:h>
      <text:section text:style-name="Sect1" text:name="post_message_1218957">
        <text:p text:style-name="P7"><text:span text:style-name="T1">A process design kit (PDK) is a set of files used within the semiconductor industry to model transistors for a certain technology for a certain foundry, different kinds of libraries to be used with design software tools like Cadence.<text:line-break/></text:span><text:line-break/>Typical PDK contains:<text:line-break/><text:line-break/>standard cells library<text:line-break/>design rules (DRC rules)<text:line-break/>simulation model of transistors (typically SPICE)<text:line-break/>layout information (most commonly in GDSII format)</text:p>
      </text:section>
      <text:p text:style-name="P1"/>
      <text:p text:style-name="P1"/>
      <text:p text:style-name="P1"/>
      <text:p text:style-name="P2">A process design kit (PDK) is a set of files used within the semiconductor industry to model a fabrication process for the design tools used to design an integrated circuit. The PDK is created by the foundry defining a certain technology variation for their processes. It is then passed to their customers to use in the design process. The customers may enhance the PDK, tailoring it to their specific design styles and markets. The designers use the PDK to design, simulate, draw and verify the design before handing the design back to the foundry to produce chips. The data in the PDK is specific to the foundry's process variation and is chosen early in the design process, influenced by the market requirements for the chip. An accurate PDK will increase the chances of first-pass successful silicon.</text:p>
      <text:p text:style-name="P1"/>
      <text:p text:style-name="P1">Different tools in the design flow have different input formats for the PDK data. The PDK engineers have to decide which tools they will support in the design flows and create the libraries and rule sets which support those flows.</text:p>
      <text:p text:style-name="P1"/>
      <text:p text:style-name="P1">A typical PDK contains:[1]</text:p>
      <text:p text:style-name="P1"/>
      <text:p text:style-name="P1">A primitive device library</text:p>
      <text:p text:style-name="P1">Symbols</text:p>
      <text:p text:style-name="P1">Device parameters</text:p>
      <text:p text:style-name="P1">PCells</text:p>
      <text:p text:style-name="P1">Verification decks</text:p>
      <text:p text:style-name="P1">Design Rule Checking</text:p>
      <text:p text:style-name="P1">Layout Versus Schematic</text:p>
      <text:p text:style-name="P1">Antenna and Electrical rule check</text:p>
      <text:p text:style-name="P1">Physical Extraction</text:p>
      <text:p text:style-name="P1">Technology data</text:p>
      <text:p text:style-name="P1">Layers, layer names, layer/purpose pairs</text:p>
      <text:p text:style-name="P1">Colors, fills and display attributes</text:p>
      <text:p text:style-name="P1">Process constraints</text:p>
      <text:p text:style-name="P1">Electrical rules</text:p>
      <text:p text:style-name="P1">Rule files</text:p>
      <text:p text:style-name="P1">LEF</text:p>
      <text:p text:style-name="P1">Tool dependent rule formats</text:p>
      <text:p text:style-name="P1">Simulation models of primitive devices (SPICE or SPICE derivatives)</text:p>
      <text:p text:style-name="P1">Transistors (typically SPICE)</text:p>
      <text:p text:style-name="P1"><text:soft-page-break/>Capacitors</text:p>
      <text:p text:style-name="P1">Resistors</text:p>
      <text:p text:style-name="P1">Inductors</text:p>
      <text:p text:style-name="P1">Design Rule Manual</text:p>
      <text:p text:style-name="P1">A user friendly representation of the process requirements</text:p>
      <text:p text:style-name="P1">A PDK may also include standard cell libraries from the foundry, a library vendor or developed internally</text:p>
      <text:p text:style-name="P1"/>
      <text:p text:style-name="P1">LEF format of abstracted layout data</text:p>
      <text:p text:style-name="P1">Symbols</text:p>
      <text:p text:style-name="P1">Liberty (.lib) files</text:p>
      <text:p text:style-name="P1">GDSII layout data</text:p>
      <text:p text:style-name="P1"/>
      <text:p text:style-name="P1"/>
      <text:p text:style-name="P1">2 ) Without doing PDK what will hapend ?</text:p>
      <text:p text:style-name="P1">A -&gt; Without qualifing the Process Design kit provide to the designers, the designer will face a lot of <text:span text:style-name="T4">issues and </text:span>problems <text:span text:style-name="T4">will face</text:span>, b<text:span text:style-name="T3">e</text:span>cause <text:span text:style-name="T3">of that designers again quailfy the design.</text:span></text:p>
      <text:p text:style-name="P1"/>
      <text:p text:style-name="P3">3) How will you generate a required views like .dbs , milkway , ndm</text:p>
      <text:p text:style-name="P3"/>
      <text:p text:style-name="P3">A -&gt; by using the tools we have to generate the required vies files </text:p>
      <text:p text:style-name="P3">Ex : By using the library compiler we have to convert the .lib to the .db</text:p>
      <text:p text:style-name="P3"><text:tab/>In synopsis tool we read .libs by using the </text:p>
      <text:p text:style-name="P3"><text:tab/><text:span text:style-name="T2">read_lib lib_path (or) lib file </text:span></text:p>
      <text:p text:style-name="P3"><text:tab/>and generate the .db </text:p>
      <text:p text:style-name="P3"><text:tab/><text:span text:style-name="T2">write_lib file.lib -format db -output file.db</text:span><text:tab/></text:p>
      <text:p text:style-name="P1"/>
      <text:p text:style-name="P3">4) why we have to segregate the libs accross the corner wise ?</text:p>
      <text:p text:style-name="P3"><text:tab/>It is used for perform the different types of optimization techniques to fix the setup and hold time .</text:p>
      <text:p text:style-name="P3"/>
      <text:p text:style-name="P4">5) <text:span text:style-name="T5">What is sanity check?</text:span></text:p>
      <text:p text:style-name="P4"><text:span text:style-name="T5">To find out the existsance of the required file</text:span> <text:span text:style-name="T5">in a design kit like .v, .lib , lef , sdc , .tech files </text:span></text:p>
      <text:p text:style-name="P4"/>
      <text:p text:style-name="P5">6) What is Quality check ?</text:p>
      <text:p text:style-name="P5">To validate and qualify the all design file in a design kit like .v , .lib , lef , sdc , .tech file , </text:p>
      <text:p text:style-name="P5">if any file is missing in this design kit we will informat to the foundary .</text:p>
      <text:p text:style-name="P5"/>
      <text:p text:style-name="P5">7) Which type of file in diesign kit ?</text:p>
      <text:p text:style-name="P5"><text:s text:c="5"/>The pdk design kit file are present like <text:s/>.v (verlog), .lib , .lef, sdc , .tech </text:p>
      <text:p text:style-name="P5"/>
      <text:p text:style-name="P5">8) Tell me about the process of Sanity checks and auality checks ? Or How will you do S.C and Q.C?</text:p>
      <text:p text:style-name="P5"/>
      <text:p text:style-name="P5"/>
      <text:p text:style-name="P5"/>
      <text:p text:style-name="P5"><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Calibri, Verdana, Geneva, sans-serif"/>
    <style:font-face style:name="Verdana" svg:font-family="Verdana, Arial, Tahoma, Calibri,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7:01:02.404942680</meta:creation-date>
    <dc:date>2020-02-19T17:56:05.681389401</dc:date>
    <meta:editing-duration>PT2M22S</meta:editing-duration>
    <meta:editing-cycles>1</meta:editing-cycles>
    <meta:document-statistic meta:table-count="0" meta:image-count="0" meta:object-count="0" meta:page-count="2" meta:paragraph-count="55" meta:word-count="624" meta:character-count="3580" meta:non-whitespace-character-count="2987"/>
    <meta:generator>LibreOffice/5.1.6.2$Linux_X86_64 LibreOffice_project/10m0$Build-2</meta:generator>
  </office:meta>
</office:document-meta>
</file>